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6-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UZZIAH, JUDAH'S TENTH RULER (26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UZZIAH, JUDAH'S TENTH RULER (26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accomplishments (26:1-1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accomplishments (26:1-15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Uzziah the faithful (26:1, 3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Uzziah the fortifier (26:2, 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Uzziah the farmer (26:10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Uzziah the fighter (26:6-8, 11-15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Uzziah the fighter (26:6-8, 11-15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wars (26:6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warriors (26:11-13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is weapons (26:14-15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His accomplishments (26:1-15)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Uzziah the faithful (26:1, 3-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Uzziah the fortifier (26:2, 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Uzziah the farmer (26: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Uzziah the fighter (26:6-8, 11-1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UZZIAH, JUDAH'S TENTH RULER (26:1-23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is accomplishments (26:1-1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arrogance (26:16-2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-title-Title-Slide" presentation:presentation-page-layout-name="Master1-PPL1" draw:id="Slide-262">
        <draw:frame draw:id="id95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<text:s text:c="1"/>His arrogance (26:16-23):<text:s text:c="1"/></text:span><text:span text:style-name="a527" text:class-names=""/></text:p>
          </draw:text-box>
          <svg:title/>
          <svg:desc/>
        </draw:frame>
        <draw:frame draw:id="id96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Uzziah's lawlessness (26:16-18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Uzziah's lawlessness (26:16-18)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Uzziah's foolish action (26:1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zariah's fearless reaction (26:17-1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His arrogance (26:16-23):<text:s text:c="1"/></text:span><text:span text:style-name="a552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Uzziah's lawlessness (26:16-18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Uzziah's leprosy (26:19-20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Uzziah's loneliness (26:21-2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UZZIAH, JUDAH'S TENTH RULER (26:1-23):<text:s text:c="1"/></text:span><text:span text:style-name="a570" text:class-names=""/></text:p>
          </draw:text-box>
          <svg:title/>
          <svg:desc/>
        </draw:frame>
        <draw:frame draw:id="id102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His accomplishments (26:1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His arrogance (26:16-2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1" draw:style-name="a583" draw:master-page-name="Master1-Layout12-tx-Title-and-Text" presentation:presentation-page-layout-name="Master1-PPL12" draw:id="Slide-266">
        <draw:frame draw:id="id103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2 CHRONICLES 26-28<text:s text:c="1"/></text:span><text:span text:style-name="a585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UZZIAH, JUDAH'S TENTH RULER (26:1-2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JOTHAM, JUDAH'S ELEVENTH RULER (27:1-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JOTHAM, JUDAH'S ELEVENTH RULER (27:1-9):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worship (27:1-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works (27:3-4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His works (27:3-4)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In Jerusalem (27:3):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In Judah (27: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JOTHAM, JUDAH'S ELEVENTH RULER (27:1-9):<text:s text:c="1"/></text:span><text:span text:style-name="a630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is worship (27:1-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is works (27:3-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is war (27:5-9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His war (27:5-9)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record of his victory (27:5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reason for his victory (2 7:6-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OTHAM, JUDAH'S ELEVENTH RULER (27:1-9):<text:s text:c="1"/></text:span><text:span text:style-name="a663" text:class-names=""/></text:p>
          </draw:text-box>
          <svg:title/>
          <svg:desc/>
        </draw:frame>
        <draw:frame draw:id="id114" presentation:style-name="a678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His worship (27:1-2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His works (27:3-4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is war (27:5-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7" draw:style-name="a679" draw:master-page-name="Master1-Layout12-tx-Title-and-Text" presentation:presentation-page-layout-name="Master1-PPL12" draw:id="Slide-272">
        <draw:frame draw:id="id115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2 CHRONICLES 26-28<text:s text:c="1"/></text:span><text:span text:style-name="a681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UZZIAH, JUDAH'S TENTH RULER (26:1-23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JOTHAM, JUDAH'S ELEVENTH RULER (27:1-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AHAZ, JUDAH'S TWELFTH RULER (28:1-27): Jotham's son Ahaz succeeds him as king of Judah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AHAZ, JUDAH'S TWELFTH RULER (28:1-27): Jotham's son Ahaz succeeds him as king of Judah.<text:s text:c="1"/></text:span><text:span text:style-name="a699" text:class-names=""/></text:p>
          </draw:text-box>
          <svg:title/>
          <svg:desc/>
        </draw:frame>
        <draw:frame draw:id="id118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adamant apostasy (28:1-4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attacking armies (28:5-15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9" draw:style-name="a712" draw:master-page-name="Master1-Layout12-tx-Title-and-Text" presentation:presentation-page-layout-name="Master1-PPL12" draw:id="Slide-274">
        <draw:frame draw:id="id119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attacking armies (28:5-15):<text:s text:c="1"/></text:span><text:span text:style-name="a714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defeat by Aram (28:5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defeat by Israel (28:5-1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AHAZ, JUDAH'S TWELFTH RULER (28:1-27): Jotham's son Ahaz succeeds him as king of Judah.<text:s text:c="1"/></text:span><text:span text:style-name="a729" text:class-names=""/></text:p>
          </draw:text-box>
          <svg:title/>
          <svg:desc/>
        </draw:frame>
        <draw:frame draw:id="id122" presentation:style-name="a747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adamant apostasy (28:1-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attacking armies (28:5-1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attempted alliance (28:16-21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aggravated actions (28:22-27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1" draw:style-name="a748" draw:master-page-name="Master1-Layout12-tx-Title-and-Text" presentation:presentation-page-layout-name="Master1-PPL12" draw:id="Slide-276">
        <draw:frame draw:id="id123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2 CHRONICLES 26-28<text:s text:c="1"/></text:span><text:span text:style-name="a750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UZZIAH, JUDAH'S TENTH RULER (26:1-23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JOTHAM, JUDAH'S ELEVENTH RULER (27:1-9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AHAZ, JUDAH'S TWELFTH RULER (28:1-27): Jotham's son Ahaz succeeds him as king of Judah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6-28 </dc:title>
    <meta:initial-creator>David STRICKLAND</meta:initial-creator>
    <dc:creator>David STRICKLAND</dc:creator>
    <meta:creation-date>2020-02-23T23:09:22Z</meta:creation-date>
    <dc:date>2020-02-23T23:09:23Z</dc:date>
    <meta:template xlink:href="BibleStudy" xlink:type="simple"/>
    <meta:editing-cycles>1</meta:editing-cycles>
    <meta:editing-duration>PT0S</meta:editing-duration>
    <meta:document-statistic meta:paragraph-count="72" meta:word-count="537"/>
  </office:meta>
</office:document-meta>
</file>